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ea760" officeooo:paragraph-rsid="000ea760" style:font-size-asian="10.5pt"/>
    </style:style>
    <style:style style:name="P2" style:family="paragraph" style:parent-style-name="Standard">
      <style:text-properties fo:language="fr" fo:country="FR" officeooo:rsid="000e2e85" officeooo:paragraph-rsid="000e2e85"/>
    </style:style>
    <style:style style:name="P3" style:family="paragraph" style:parent-style-name="Standard">
      <style:text-properties fo:language="fr" fo:country="FR" officeooo:paragraph-rsid="000ea760"/>
    </style:style>
    <style:style style:name="P4" style:family="paragraph" style:parent-style-name="Standard">
      <style:text-properties fo:language="fr" fo:country="FR" officeooo:rsid="000ea760" officeooo:paragraph-rsid="000ea760"/>
    </style:style>
    <style:style style:name="P5" style:family="paragraph" style:parent-style-name="Standard">
      <style:text-properties fo:language="fr" fo:country="FR" officeooo:rsid="000fe434" officeooo:paragraph-rsid="000fe434"/>
    </style:style>
    <style:style style:name="T1" style:family="text">
      <style:text-properties officeooo:rsid="000ea7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</text:p>
      <text:p text:style-name="P2"/>
      <text:p text:style-name="P2">Presentation du projet</text:p>
      <text:p text:style-name="P2"/>
      <text:p text:style-name="P3"><text:span text:style-name="T1">Ce projet est réalisé par 4 etudiants en 2eme année de licnece d’informatique à l’université lyon 1 dans le cadre </text:span><text:bookmark text:name="lifap4_conception_et_developpement_d_applications_---_projet"/><text:span text:style-name="T1">du cours de </text:span>Conception et développement d'applications <text:span text:style-name="T1">LIFAP4.</text:span></text:p>
      <text:p text:style-name="P3"/>
      <text:p text:style-name="P4">Description de la demande</text:p>
      <text:p text:style-name="P4"/>
      <text:p text:style-name="P5"/>
      <text:p text:style-name="P5"/>
      <text:p text:style-name="P5">Lorsque le éveloppement du jeu sera fini, les fonctionnalites attendus sont:</text:p>
      <text:p text:style-name="P5"><text:s/>-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09:53:46.462306676</meta:creation-date>
    <dc:date>2019-02-26T11:04:53.207318979</dc:date>
    <meta:editing-duration>PT23S</meta:editing-duration>
    <meta:editing-cycles>1</meta:editing-cycles>
    <meta:document-statistic meta:table-count="0" meta:image-count="0" meta:object-count="0" meta:page-count="1" meta:paragraph-count="6" meta:word-count="50" meta:character-count="320" meta:non-whitespace-character-count="274"/>
    <meta:generator>LibreOffice/6.0.7.3$Linux_X86_64 LibreOffice_project/00m0$Build-3</meta:generator>
  </office:meta>
</office:document-meta>
</file>